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RequestProcessorAspect.getRequiredValu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RequestProcessorAspect.publish( PortalService service , Layout layout , String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RequestProcessorAspect.getRequestParameterName( RequestProcessorAspec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